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192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0.942cm"/>
    </style:style>
    <style:style style:name="co34" style:family="table-column">
      <style:table-column-properties fo:break-before="auto" style:column-width="1.332cm"/>
    </style:style>
    <style:style style:name="co35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6.21902256606508">
            <text:p>6.2190</text:p>
          </table:table-cell>
          <table:table-cell table:style-name="ce7" office:value-type="float" office:value="19.5">
            <text:p>19.5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1.5401314455185">
            <text:p>21.5401</text:p>
          </table:table-cell>
          <table:table-cell table:style-name="ce7" office:value-type="float" office:value="3.046">
            <text:p>3.04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.36467899400253">
            <text:p>3.364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6.15744808521295">
            <text:p>6.1574</text:p>
          </table:table-cell>
          <table:table-cell table:style-name="ce8" table:formula="of:=[.V2]" office:value-type="float" office:value="19.5">
            <text:p>19.5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1.326862817345">
            <text:p>21.3269</text:p>
          </table:table-cell>
          <table:table-cell table:style-name="ce8" table:formula="of:=[.Y2]" office:value-type="float" office:value="3.046">
            <text:p>3.04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.33136534059656">
            <text:p>3.3314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6.09648325268609">
            <text:p>6.0965</text:p>
          </table:table-cell>
          <table:table-cell table:style-name="ce8" table:formula="of:=[.V3]" office:value-type="float" office:value="19.5">
            <text:p>19.5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1.1157057597476">
            <text:p>21.1157</text:p>
          </table:table-cell>
          <table:table-cell table:style-name="ce8" table:formula="of:=[.Y3]" office:value-type="float" office:value="3.046">
            <text:p>3.04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.29838152534313">
            <text:p>3.298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6.03612203236247">
            <text:p>6.0361</text:p>
          </table:table-cell>
          <table:table-cell table:style-name="ce8" table:formula="of:=[.V4]" office:value-type="float" office:value="19.5">
            <text:p>19.5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0.9066393660867">
            <text:p>20.9066</text:p>
          </table:table-cell>
          <table:table-cell table:style-name="ce8" table:formula="of:=[.Y4]" office:value-type="float" office:value="3.046">
            <text:p>3.04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.26572428251795">
            <text:p>3.265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5.97635844788363">
            <text:p>5.9764</text:p>
          </table:table-cell>
          <table:table-cell table:style-name="ce8" table:formula="of:=[.V5]" office:value-type="float" office:value="19.5">
            <text:p>19.5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0.6996429367195">
            <text:p>20.6996</text:p>
          </table:table-cell>
          <table:table-cell table:style-name="ce8" table:formula="of:=[.Y5]" office:value-type="float" office:value="3.046">
            <text:p>3.04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.23339037873065">
            <text:p>3.2334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5.917186582063">
            <text:p>5.9172</text:p>
          </table:table-cell>
          <table:table-cell table:style-name="ce8" table:formula="of:=[.V6]" office:value-type="float" office:value="19.5">
            <text:p>19.5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0.49469597695">
            <text:p>20.4947</text:p>
          </table:table-cell>
          <table:table-cell table:style-name="ce8" table:formula="of:=[.Y6]" office:value-type="float" office:value="3.046">
            <text:p>3.04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.2013766126046">
            <text:p>3.201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5.8586005763">
            <text:p>5.8586</text:p>
          </table:table-cell>
          <table:table-cell table:style-name="ce8" table:formula="of:=[.V7]" office:value-type="float" office:value="19.5">
            <text:p>19.5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0.291778195">
            <text:p>20.2918</text:p>
          </table:table-cell>
          <table:table-cell table:style-name="ce8" table:formula="of:=[.Y7]" office:value-type="float" office:value="3.046">
            <text:p>3.04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.16967981446">
            <text:p>3.169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5.80059463">
            <text:p>5.8006</text:p>
          </table:table-cell>
          <table:table-cell table:style-name="ce8" table:formula="of:=[.V8]" office:value-type="float" office:value="19.5">
            <text:p>19.5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0.0908695">
            <text:p>20.0909</text:p>
          </table:table-cell>
          <table:table-cell table:style-name="ce8" table:formula="of:=[.Y8]" office:value-type="float" office:value="3.046">
            <text:p>3.04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.138296846">
            <text:p>3.1383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5.743163">
            <text:p>5.7432</text:p>
          </table:table-cell>
          <table:table-cell table:style-name="ce8" table:formula="of:=[.V9]" office:value-type="float" office:value="19.5">
            <text:p>19.5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19.89195">
            <text:p>19.8920</text:p>
          </table:table-cell>
          <table:table-cell table:style-name="ce8" table:formula="of:=[.Y9]" office:value-type="float" office:value="3.046">
            <text:p>3.04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.1072246">
            <text:p>3.107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5.6863">
            <text:p>5.6863</text:p>
          </table:table-cell>
          <table:table-cell table:style-name="ce8" table:formula="of:=[.V10]" office:value-type="float" office:value="19.5">
            <text:p>19.5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19.695">
            <text:p>19.6950</text:p>
          </table:table-cell>
          <table:table-cell table:style-name="ce8" table:formula="of:=[.Y10]" office:value-type="float" office:value="3.046">
            <text:p>3.04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.07646">
            <text:p>3.0765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5.63">
            <text:p>5.6300</text:p>
          </table:table-cell>
          <table:table-cell table:style-name="ce8" table:formula="of:=[.V11]" office:value-type="float" office:value="19.5">
            <text:p>19.5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19.5">
            <text:p>19.5000</text:p>
          </table:table-cell>
          <table:table-cell table:style-name="ce8" table:formula="of:=[.Y11]" office:value-type="float" office:value="3.046">
            <text:p>3.04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.046">
            <text:p>3.04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19.5">
            <text:p>19.5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19.3069306930693">
            <text:p>19.3069</text:p>
          </table:table-cell>
          <table:table-cell table:style-name="ce8" table:formula="of:=[.Y12]" office:value-type="float" office:value="3.046">
            <text:p>3.04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.01584158415842">
            <text:p>3.015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19.5">
            <text:p>19.5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19.115772963435">
            <text:p>19.1158</text:p>
          </table:table-cell>
          <table:table-cell table:style-name="ce8" table:formula="of:=[.Y13]" office:value-type="float" office:value="3.046">
            <text:p>3.04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2.98598176649348">
            <text:p>2.986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5.46442253283264">
            <text:p>5.4644</text:p>
          </table:table-cell>
          <table:table-cell table:style-name="ce8" table:formula="of:=[.V14]" office:value-type="float" office:value="19.5">
            <text:p>19.5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8.9265078845891">
            <text:p>18.9265</text:p>
          </table:table-cell>
          <table:table-cell table:style-name="ce8" table:formula="of:=[.Y14]" office:value-type="float" office:value="3.046">
            <text:p>3.04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.9564175905876">
            <text:p>2.9564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5.41031933943826">
            <text:p>5.4103</text:p>
          </table:table-cell>
          <table:table-cell table:style-name="ce8" table:formula="of:=[.V15]" office:value-type="float" office:value="19.5">
            <text:p>19.5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8.7391167174149">
            <text:p>18.7391</text:p>
          </table:table-cell>
          <table:table-cell table:style-name="ce8" table:formula="of:=[.Y15]" office:value-type="float" office:value="3.046">
            <text:p>3.04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.92714612929466">
            <text:p>2.927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5.356751821226">
            <text:p>5.3568</text:p>
          </table:table-cell>
          <table:table-cell table:style-name="ce8" table:formula="of:=[.V16]" office:value-type="float" office:value="19.5">
            <text:p>19.5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8.5535809083316">
            <text:p>18.5536</text:p>
          </table:table-cell>
          <table:table-cell table:style-name="ce8" table:formula="of:=[.Y16]" office:value-type="float" office:value="3.046">
            <text:p>3.04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.89816448445016">
            <text:p>2.8982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5.30371467448118">
            <text:p>5.3037</text:p>
          </table:table-cell>
          <table:table-cell table:style-name="ce8" table:formula="of:=[.V17]" office:value-type="float" office:value="19.5">
            <text:p>19.5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8.369882087457">
            <text:p>18.3699</text:p>
          </table:table-cell>
          <table:table-cell table:style-name="ce8" table:formula="of:=[.Y17]" office:value-type="float" office:value="3.046">
            <text:p>3.04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.86946978658431">
            <text:p>2.8695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5.25120264800117">
            <text:p>5.2512</text:p>
          </table:table-cell>
          <table:table-cell table:style-name="ce8" table:formula="of:=[.V18]" office:value-type="float" office:value="19.5">
            <text:p>19.5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8.1880020667891">
            <text:p>18.1880</text:p>
          </table:table-cell>
          <table:table-cell table:style-name="ce8" table:formula="of:=[.Y18]" office:value-type="float" office:value="3.046">
            <text:p>3.04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.84105919463793">
            <text:p>2.841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5.19921054257542">
            <text:p>5.1992</text:p>
          </table:table-cell>
          <table:table-cell table:style-name="ce8" table:formula="of:=[.V19]" office:value-type="float" office:value="19.5">
            <text:p>19.5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8.0079228384051">
            <text:p>18.0079</text:p>
          </table:table-cell>
          <table:table-cell table:style-name="ce8" table:formula="of:=[.Y19]" office:value-type="float" office:value="3.046">
            <text:p>3.04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.81292989568112">
            <text:p>2.812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5.14773321047071">
            <text:p>5.1477</text:p>
          </table:table-cell>
          <table:table-cell table:style-name="ce8" table:formula="of:=[.V20]" office:value-type="float" office:value="19.5">
            <text:p>19.5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7.8296265726783">
            <text:p>17.8296</text:p>
          </table:table-cell>
          <table:table-cell table:style-name="ce8" table:formula="of:=[.Y20]" office:value-type="float" office:value="3.046">
            <text:p>3.04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.78507910463477">
            <text:p>2.785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5.09676555492149">
            <text:p>5.0968</text:p>
          </table:table-cell>
          <table:table-cell table:style-name="ce8" table:formula="of:=[.V21]" office:value-type="float" office:value="19.5">
            <text:p>19.5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7.6530956165132">
            <text:p>17.6531</text:p>
          </table:table-cell>
          <table:table-cell table:style-name="ce8" table:formula="of:=[.Y21]" office:value-type="float" office:value="3.046">
            <text:p>3.04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.75750406399483">
            <text:p>2.757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62">
            <text:p>0.6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684865717754947">
            <text:p>0.6849</text:p>
          </table:table-cell>
          <table:table-cell table:style-name="ce7" office:value-type="float" office:value="0.89">
            <text:p>0.89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983113691615972">
            <text:p>0.9831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62">
            <text:p>0.6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678084869064304">
            <text:p>0.6781</text:p>
          </table:table-cell>
          <table:table-cell table:style-name="ce8" table:formula="of:=[.Y25]" office:value-type="float" office:value="0.89">
            <text:p>0.89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973379892689081">
            <text:p>0.9734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62">
            <text:p>0.6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671371157489409">
            <text:p>0.6714</text:p>
          </table:table-cell>
          <table:table-cell table:style-name="ce8" table:formula="of:=[.Y26]" office:value-type="float" office:value="0.89">
            <text:p>0.89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963742468008991">
            <text:p>0.9637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62">
            <text:p>0.6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664723918306346">
            <text:p>0.6647</text:p>
          </table:table-cell>
          <table:table-cell table:style-name="ce8" table:formula="of:=[.Y27]" office:value-type="float" office:value="0.89">
            <text:p>0.89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954200463375239">
            <text:p>0.9542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62">
            <text:p>0.6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65814249337262">
            <text:p>0.6581</text:p>
          </table:table-cell>
          <table:table-cell table:style-name="ce8" table:formula="of:=[.Y28]" office:value-type="float" office:value="0.89">
            <text:p>0.89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94475293403489">
            <text:p>0.944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62">
            <text:p>0.6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0.651626231062">
            <text:p>0.6516</text:p>
          </table:table-cell>
          <table:table-cell table:style-name="ce8" table:formula="of:=[.Y29]" office:value-type="float" office:value="0.89">
            <text:p>0.89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0.935398944589">
            <text:p>0.9354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62">
            <text:p>0.6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6451744862">
            <text:p>0.6452</text:p>
          </table:table-cell>
          <table:table-cell table:style-name="ce8" table:formula="of:=[.Y30]" office:value-type="float" office:value="0.89">
            <text:p>0.89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9261375689">
            <text:p>0.9261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62">
            <text:p>0.6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63878662">
            <text:p>0.6388</text:p>
          </table:table-cell>
          <table:table-cell table:style-name="ce8" table:formula="of:=[.Y31]" office:value-type="float" office:value="0.89">
            <text:p>0.89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91696789">
            <text:p>0.9170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62">
            <text:p>0.6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632462">
            <text:p>0.6325</text:p>
          </table:table-cell>
          <table:table-cell table:style-name="ce8" table:formula="of:=[.Y32]" office:value-type="float" office:value="0.89">
            <text:p>0.89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907889">
            <text:p>0.907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62">
            <text:p>0.6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6262">
            <text:p>0.6262</text:p>
          </table:table-cell>
          <table:table-cell table:style-name="ce8" table:formula="of:=[.Y33]" office:value-type="float" office:value="0.89">
            <text:p>0.89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8989">
            <text:p>0.8989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62">
            <text:p>0.6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0.62">
            <text:p>0.6200</text:p>
          </table:table-cell>
          <table:table-cell table:style-name="ce8" table:formula="of:=[.Y34]" office:value-type="float" office:value="0.89">
            <text:p>0.89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0.89">
            <text:p>0.89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62">
            <text:p>0.620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0.613861386138614">
            <text:p>0.6139</text:p>
          </table:table-cell>
          <table:table-cell table:style-name="ce8" table:formula="of:=[.Y35]" office:value-type="float" office:value="0.89">
            <text:p>0.890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0.881188118811881">
            <text:p>0.8812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62">
            <text:p>0.620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0.607783550632291">
            <text:p>0.6078</text:p>
          </table:table-cell>
          <table:table-cell table:style-name="ce8" table:formula="of:=[.Y36]" office:value-type="float" office:value="0.89">
            <text:p>0.890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0.87246348397216">
            <text:p>0.8725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62">
            <text:p>0.6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60176589171514">
            <text:p>0.6018</text:p>
          </table:table-cell>
          <table:table-cell table:style-name="ce8" table:formula="of:=[.Y37]" office:value-type="float" office:value="0.89">
            <text:p>0.89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863825231655603">
            <text:p>0.863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62">
            <text:p>0.6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595807813579346">
            <text:p>0.5958</text:p>
          </table:table-cell>
          <table:table-cell table:style-name="ce8" table:formula="of:=[.Y38]" office:value-type="float" office:value="0.89">
            <text:p>0.89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855272506589706">
            <text:p>0.855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62">
            <text:p>0.6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589908726316184">
            <text:p>0.5899</text:p>
          </table:table-cell>
          <table:table-cell table:style-name="ce8" table:formula="of:=[.Y39]" office:value-type="float" office:value="0.89">
            <text:p>0.89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846804461970006">
            <text:p>0.846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62">
            <text:p>0.6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584068045857608">
            <text:p>0.5841</text:p>
          </table:table-cell>
          <table:table-cell table:style-name="ce8" table:formula="of:=[.Y40]" office:value-type="float" office:value="0.89">
            <text:p>0.89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838420259376244">
            <text:p>0.8384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62">
            <text:p>0.6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578285193918424">
            <text:p>0.5783</text:p>
          </table:table-cell>
          <table:table-cell table:style-name="ce8" table:formula="of:=[.Y41]" office:value-type="float" office:value="0.89">
            <text:p>0.89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83011906868935">
            <text:p>0.8301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62">
            <text:p>0.6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572559597939033">
            <text:p>0.5726</text:p>
          </table:table-cell>
          <table:table-cell table:style-name="ce8" table:formula="of:=[.Y42]" office:value-type="float" office:value="0.89">
            <text:p>0.89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821900068009258">
            <text:p>0.8219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62">
            <text:p>0.6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566890691028746">
            <text:p>0.5669</text:p>
          </table:table-cell>
          <table:table-cell table:style-name="ce8" table:formula="of:=[.Y43]" office:value-type="float" office:value="0.89">
            <text:p>0.89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813762443573522">
            <text:p>0.8138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62">
            <text:p>0.6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561277911909649">
            <text:p>0.5613</text:p>
          </table:table-cell>
          <table:table-cell table:style-name="ce8" table:formula="of:=[.Y44]" office:value-type="float" office:value="0.89">
            <text:p>0.89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805705389676755">
            <text:p>0.805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5"/>
          <table:table-cell table:style-name="ce5" office:value-type="float" office:value="539500">
            <text:p>539500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5"/>
        <table:table-column table:style-name="co17" table:default-cell-style-name="ce12"/>
        <table:table-column table:style-name="co27" table:default-cell-style-name="ce15"/>
        <table:table-column table:style-name="co5" table:default-cell-style-name="ce11"/>
        <table:table-column table:style-name="co28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ce21"/>
        <table:table-column table:style-name="co21" table:default-cell-style-name="ce11"/>
        <table:table-column table:style-name="co30" table:default-cell-style-name="Default"/>
        <table:table-column table:style-name="co6" table:default-cell-style-name="ce12"/>
        <table:table-column table:style-name="co3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13" table:default-cell-style-name="ce21"/>
        <table:table-column table:style-name="co21" table:default-cell-style-name="Default"/>
        <table:table-column table:style-name="co34" table:default-cell-style-name="Default"/>
        <table:table-column table:style-name="co33" table:default-cell-style-name="ce12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5" table:default-cell-style-name="ce21"/>
        <table:table-column table:style-name="co39" table:default-cell-style-name="Default"/>
        <table:table-column table:style-name="co40" table:default-cell-style-name="Default"/>
        <table:table-column table:style-name="co17" table:default-cell-style-name="ce12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5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5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5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6]*(1+[.V7]*0.01)" office:value-type="float" office:value="0.000267079750013294">
            <text:p>0.0003</text:p>
          </table:table-cell>
          <table:table-cell table:style-name="ce20" table:formula="of:=100*[.T7]/[.T6]-100" office:value-type="float" office:value="-99.974714143391">
            <text:p>-99.97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5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5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5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7]*(1+[.V8]*0.01)" office:value-type="float" office:value="1.04920143154722">
            <text:p>1.0492</text:p>
          </table:table-cell>
          <table:table-cell table:style-name="ce20" table:formula="of:=100*[.T8]/[.T7]-100" office:value-type="float" office:value="392742">
            <text:p>392742.00</text:p>
          </table:table-cell>
          <table:table-cell table:style-name="ce15" table:formula="of:=[.W7]" office:value-type="float" office:value="1">
            <text:p>1.0000</text:p>
          </table:table-cell>
          <table:table-cell table:style-name="ce11" table:formula="of:=100*[.U8]/[.W8]-100" office:value-type="float" office:value="4.92014315472242">
            <text:p>4.92</text:p>
          </table:table-cell>
          <table:table-cell table:style-name="ce15" table:formula="of:=[.Y7]" office:value-type="float" office:value="1">
            <text:p>1.0000</text:p>
          </table:table-cell>
          <table:table-cell table:style-name="ce11" table:formula="of:=100*[.U8]/[.Y8]-100" office:value-type="float" office:value="4.92014315472242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5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5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5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5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3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5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5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5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8]*(1+[.V9]*0.01)" office:value-type="float" office:value="1.04906522087472">
            <text:p>1.0491</text:p>
          </table:table-cell>
          <table:table-cell table:style-name="ce20" table:formula="of:=100*[.T9]/[.T8]-100" office:value-type="float" office:value="-0.0129823185911846">
            <text:p>-0.01</text:p>
          </table:table-cell>
          <table:table-cell table:style-name="ce15" table:formula="of:=[.W8]" office:value-type="float" office:value="1">
            <text:p>1.0000</text:p>
          </table:table-cell>
          <table:table-cell table:style-name="ce11" table:formula="of:=100*[.U9]/[.W9]-100" office:value-type="float" office:value="4.90652208747176">
            <text:p>4.91</text:p>
          </table:table-cell>
          <table:table-cell table:style-name="ce15" table:formula="of:=[.Y8]" office:value-type="float" office:value="1">
            <text:p>1.0000</text:p>
          </table:table-cell>
          <table:table-cell table:style-name="ce11" table:formula="of:=100*[.U9]/[.Y9]-100" office:value-type="float" office:value="4.90652208747176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5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5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5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5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3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5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5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5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9]*(1+[.V10]*0.01)" office:value-type="float" office:value="1.03795737407166">
            <text:p>1.0380</text:p>
          </table:table-cell>
          <table:table-cell table:style-name="ce20" table:formula="of:=100*[.T10]/[.T9]-100" office:value-type="float" office:value="-1.05883281439748">
            <text:p>-1.06</text:p>
          </table:table-cell>
          <table:table-cell table:style-name="ce15" table:formula="of:=[.W9]" office:value-type="float" office:value="1">
            <text:p>1.0000</text:p>
          </table:table-cell>
          <table:table-cell table:style-name="ce11" table:formula="of:=100*[.U10]/[.W10]-100" office:value-type="float" office:value="3.79573740716646">
            <text:p>3.80</text:p>
          </table:table-cell>
          <table:table-cell table:style-name="ce15" table:formula="of:=[.Y9]" office:value-type="float" office:value="1">
            <text:p>1.0000</text:p>
          </table:table-cell>
          <table:table-cell table:style-name="ce11" table:formula="of:=100*[.U10]/[.Y10]-100" office:value-type="float" office:value="3.79573740716646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5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5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5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5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3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5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5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5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0]*(1+[.V11]*0.01)" office:value-type="float" office:value="1.05624165375757">
            <text:p>1.0562</text:p>
          </table:table-cell>
          <table:table-cell table:style-name="ce20" table:formula="of:=100*[.T11]/[.T10]-100" office:value-type="float" office:value="1.76156363860927">
            <text:p>1.76</text:p>
          </table:table-cell>
          <table:table-cell table:style-name="ce15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5746">
            <text:p>5.62</text:p>
          </table:table-cell>
          <table:table-cell table:style-name="ce15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5746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5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5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5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5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5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5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5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11]*(1+[.V12]*0.01)" office:value-type="float" office:value="0.000267079750013234">
            <text:p>0.0003</text:p>
          </table:table-cell>
          <table:table-cell table:style-name="ce20" table:formula="of:=100*[.T12]/[.T11]-100" office:value-type="float" office:value="-99.974714143391">
            <text:p>-99.97</text:p>
          </table:table-cell>
          <table:table-cell table:style-name="ce15" table:formula="of:=[.W11]" office:value-type="float" office:value="1">
            <text:p>1.0000</text:p>
          </table:table-cell>
          <table:table-cell table:style-name="ce11" table:formula="of:=100*[.U12]/[.W12]-100" office:value-type="float" office:value="-99.9732920249987">
            <text:p>-99.97</text:p>
          </table:table-cell>
          <table:table-cell table:style-name="ce15" table:formula="of:=[.Y11]" office:value-type="float" office:value="1">
            <text:p>1.0000</text:p>
          </table:table-cell>
          <table:table-cell table:style-name="ce11" table:formula="of:=100*[.U12]/[.Y1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5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5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5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5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5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5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5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12]*(1+[.V13]*0.01)" office:value-type="float" office:value="1.04920143154699">
            <text:p>1.0492</text:p>
          </table:table-cell>
          <table:table-cell table:style-name="ce20" table:formula="of:=100*[.T13]/[.T12]-100" office:value-type="float" office:value="392742">
            <text:p>392742.00</text:p>
          </table:table-cell>
          <table:table-cell table:style-name="ce15" table:formula="of:=[.W12]" office:value-type="float" office:value="1">
            <text:p>1.0000</text:p>
          </table:table-cell>
          <table:table-cell table:style-name="ce11" table:formula="of:=100*[.U13]/[.W13]-100" office:value-type="float" office:value="4.92014315469882">
            <text:p>4.92</text:p>
          </table:table-cell>
          <table:table-cell table:style-name="ce15" table:formula="of:=[.Y12]" office:value-type="float" office:value="1">
            <text:p>1.0000</text:p>
          </table:table-cell>
          <table:table-cell table:style-name="ce11" table:formula="of:=100*[.U13]/[.Y13]-100" office:value-type="float" office:value="4.92014315469882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5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5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5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5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3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5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5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5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13]*(1+[.V14]*0.01)" office:value-type="float" office:value="1.04906522087448">
            <text:p>1.0491</text:p>
          </table:table-cell>
          <table:table-cell table:style-name="ce20" table:formula="of:=100*[.T14]/[.T13]-100" office:value-type="float" office:value="-0.0129823185911846">
            <text:p>-0.01</text:p>
          </table:table-cell>
          <table:table-cell table:style-name="ce15" table:formula="of:=[.W13]" office:value-type="float" office:value="1">
            <text:p>1.0000</text:p>
          </table:table-cell>
          <table:table-cell table:style-name="ce11" table:formula="of:=100*[.U14]/[.W14]-100" office:value-type="float" office:value="4.90652208744815">
            <text:p>4.91</text:p>
          </table:table-cell>
          <table:table-cell table:style-name="ce15" table:formula="of:=[.Y13]" office:value-type="float" office:value="1">
            <text:p>1.0000</text:p>
          </table:table-cell>
          <table:table-cell table:style-name="ce11" table:formula="of:=100*[.U14]/[.Y14]-100" office:value-type="float" office:value="4.90652208744815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5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5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5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5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3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5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5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5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14]*(1+[.V15]*0.01)" office:value-type="float" office:value="1.03795737407143">
            <text:p>1.0380</text:p>
          </table:table-cell>
          <table:table-cell table:style-name="ce20" table:formula="of:=100*[.T15]/[.T14]-100" office:value-type="float" office:value="-1.05883281439748">
            <text:p>-1.06</text:p>
          </table:table-cell>
          <table:table-cell table:style-name="ce15" table:formula="of:=[.W14]" office:value-type="float" office:value="1">
            <text:p>1.0000</text:p>
          </table:table-cell>
          <table:table-cell table:style-name="ce11" table:formula="of:=100*[.U15]/[.W15]-100" office:value-type="float" office:value="3.79573740714312">
            <text:p>3.80</text:p>
          </table:table-cell>
          <table:table-cell table:style-name="ce15" table:formula="of:=[.Y14]" office:value-type="float" office:value="1">
            <text:p>1.0000</text:p>
          </table:table-cell>
          <table:table-cell table:style-name="ce11" table:formula="of:=100*[.U15]/[.Y15]-100" office:value-type="float" office:value="3.79573740714312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5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5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5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5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3" table:formula="of:=[.A15]+1" office:value-type="date" office:date-value="2015-08-27">
            <text:p>15年8月27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15]*(1+[.E16]*0.01)" office:value-type="float" office:value="0">
            <text:p>0.0000</text:p>
          </table:table-cell>
          <table:table-cell table:style-name="ce20" table:formula="of:=100*([.B16]-[.C16])/[.B15]-100" office:value-type="float" office:value="-100">
            <text:p>-10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100">
            <text:p>-100.00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5" table:formula="of:=[.M15]*(1+[.N16]*0.01)" office:value-type="float" office:value="0">
            <text:p>0.0000</text:p>
          </table:table-cell>
          <table:table-cell table:style-name="ce20" table:formula="of:=100*([.K16]-[.L16])/[.K15]-100" office:value-type="float" office:value="-100">
            <text:p>-100.00</text:p>
          </table:table-cell>
          <table:table-cell table:style-name="ce15" table:formula="of:=[.O15]" office:value-type="float" office:value="1">
            <text:p>1.0000</text:p>
          </table:table-cell>
          <table:table-cell table:style-name="ce11" table:formula="of:=100*[.M16]/[.O16]-100" office:value-type="float" office:value="-100">
            <text:p>-100.00</text:p>
          </table:table-cell>
          <table:table-cell table:style-name="ce15" table:formula="of:=[.Q15]" office:value-type="float" office:value="1">
            <text:p>1.0000</text:p>
          </table:table-cell>
          <table:table-cell table:style-name="ce11" table:formula="of:=100*[.M16]/[.Q16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5]*(1+[.V16]*0.01)" office:value-type="float" office:value="1.05624165375734">
            <text:p>1.0562</text:p>
          </table:table-cell>
          <table:table-cell table:style-name="ce20" table:formula="of:=100*[.T16]/[.T15]-100" office:value-type="float" office:value="1.76156363860927">
            <text:p>1.76</text:p>
          </table:table-cell>
          <table:table-cell table:style-name="ce15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3371">
            <text:p>5.62</text:p>
          </table:table-cell>
          <table:table-cell table:style-name="ce15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3371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5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5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5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5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6]+1" office:value-type="date" office:date-value="2015-08-28">
            <text:p>15年8月28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">
            <text:p>#DIV/0!</text:p>
          </table:table-cell>
          <table:table-cell table:style-name="ce20" table:formula="of:=100*([.B17]-[.C17])/[.B16]-100" office:value-type="float" office:value="0">
            <text:p>#DIV/0!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0">
            <text:p>#DIV/0!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5" table:formula="of:=[.M16]*(1+[.N17]*0.01)" office:value-type="float" office:value="0">
            <text:p>#DIV/0!</text:p>
          </table:table-cell>
          <table:table-cell table:style-name="ce20" table:formula="of:=100*([.K17]-[.L17])/[.K16]-100" office:value-type="float" office:value="0">
            <text:p>#DIV/0!</text:p>
          </table:table-cell>
          <table:table-cell table:style-name="ce15" table:formula="of:=[.O16]" office:value-type="float" office:value="1">
            <text:p>1.0000</text:p>
          </table:table-cell>
          <table:table-cell table:style-name="ce11" table:formula="of:=100*[.M17]/[.O17]-100" office:value-type="float" office:value="0">
            <text:p>#DIV/0!</text:p>
          </table:table-cell>
          <table:table-cell table:style-name="ce15" table:formula="of:=[.Q16]" office:value-type="float" office:value="1">
            <text:p>1.0000</text:p>
          </table:table-cell>
          <table:table-cell table:style-name="ce11" table:formula="of:=100*[.M17]/[.Q17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16]*(1+[.V17]*0.01)" office:value-type="float" office:value="0.000267079750013174">
            <text:p>0.0003</text:p>
          </table:table-cell>
          <table:table-cell table:style-name="ce20" table:formula="of:=100*[.T17]/[.T16]-100" office:value-type="float" office:value="-99.974714143391">
            <text:p>-99.97</text:p>
          </table:table-cell>
          <table:table-cell table:style-name="ce15" table:formula="of:=[.W16]" office:value-type="float" office:value="1">
            <text:p>1.0000</text:p>
          </table:table-cell>
          <table:table-cell table:style-name="ce11" table:formula="of:=100*[.U17]/[.W17]-100" office:value-type="float" office:value="-99.9732920249987">
            <text:p>-99.97</text:p>
          </table:table-cell>
          <table:table-cell table:style-name="ce15" table:formula="of:=[.Y16]" office:value-type="float" office:value="1">
            <text:p>1.0000</text:p>
          </table:table-cell>
          <table:table-cell table:style-name="ce11" table:formula="of:=100*[.U17]/[.Y1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5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5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5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5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1" table:number-rows-repeated="63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2015／09／02</text:date>, <text:time>19:17:2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02T19:17:27.70</dc:date>
    <meta:editing-duration>P67DT4H15M32S</meta:editing-duration>
    <meta:editing-cycles>250</meta:editing-cycles>
    <meta:generator>OpenOffice/4.1.1$Win32 OpenOffice.org_project/411m6$Build-9775</meta:generator>
    <meta:document-statistic meta:table-count="9" meta:cell-count="5596" meta:object-count="0"/>
  </office:meta>
</office:document-meta>
</file>